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tViewFlowListener.generateFile( PrintWriter writer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">
            <text:p text:style-name="Table_20_Contents">5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DotViewFlowListener.exchangeAccepted( Exchang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tViewFlowListener.DotViewFlow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tViewFlowListener.createSourc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tViewFlowListener.componentUninstalled( Compone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tViewFlowListener.isDisplayCompon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ViewFlowListener.componentStopped( Compone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tViewFlowListener.externalEndpointRegistered( Endpoi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tViewFlowListener.internalEndpointRegistered( Endpoi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tViewFlowListener.componentStarted( Compone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tViewFlowListener.componentInitialized( Compone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ViewFlowListener.setDisplayComponents( boolean displayCompon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ViewFlowListener.exchangeSent( ExchangeEvent ev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DotViewFlowListener.componentShutDown( Compone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tViewFlowListener.componentInstalled( Compone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ViewFlowListener.linkedEndpointRegistered( Endpoi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